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81d4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ral remarks</text:p>
      <text:p text:style-name="P1">- don't put your email in comments, you may receive spam (GitHub has a functionality to use a dedicated generated emails for commits and block any commit which exposes your real email)</text:p>
      <text:p text:style-name="P1">- you don't need to constantly write this-&gt;</text:p>
      <text:p text:style-name="P1">- you most likely want to change the license that came from the original project (my website has a long article on licensing)</text:p>
      <text:p text:style-name="P2">- enable compiler warnings in the CMake recipe (-Wall -Wextra -Wpedantic for GCC or Clang)</text:p>
      <text:p text:style-name="P2">target_compile_options(target_name</text:p>
      <text:p text:style-name="P2"><text:tab/>PRIVATE</text:p>
      <text:p text:style-name="P2"><text:tab/><text:tab/>$&lt;$&lt;CXX_COMPILER_ID:GNU&gt;:-Wall -Wextra -Wpedantic&gt;</text:p>
      <text:p text:style-name="P2"><text:tab/><text:tab/>$&lt;$&lt;CXX_COMPILER_ID:Clang&gt;:-Wall -Wpedantic&gt;</text:p>
      <text:p text:style-name="P2"><text:tab/><text:tab/>$&lt;$&lt;CXX_COMPILER_ID:MSVC&gt;:/W4&gt;</text:p>
      <text:p text:style-name="P2">)</text:p>
      <text:p text:style-name="Standard">Object</text:p>
      <text:p text:style-name="P1">- missing const qualification on some member functions (my website: beginner/classes/const article)</text:p>
      <text:p text:style-name="Standard">- encapsulation problem: variables are protected, not private (member variables should be private (or public if a struct))</text:p>
      <text:p text:style-name="Standard">- isVisible: const T return type is same as T, don't use it (https://isocpp.github.io/CppCoreGuidelines/CppCoreGuidelines#f49-dont-return-const-t); same issue with moveAlongTrajectory</text:p>
      <text:p text:style-name="P2">- outline - this variable is useless</text:p>
      <text:p text:style-name="Standard">Items</text:p>
      <text:p text:style-name="Standard">- naming: don't use UPPERCASE for non-macros (https://isocpp.github.io/CppCoreGuidelines/CppCoreGuidelines#nl9-use-all_caps-for-macro-names-only)</text:p>
      <text:p text:style-name="Standard">- naming: don't use plural forms for something that is not multiple in nature (ShellTypes should be ShellType)</text:p>
      <text:p text:style-name="Standard">- naming: don't duplicate names, if ShellType already contains the word "shell" then enumerators should not contain this word (ShellType::ENEMY_SHELL shoul be ShellType::enemy)</text:p>
      <text:p text:style-name="Standard">- macros: don't use them for constants, use constexpr instead (this will also avoid the necessity to cast)</text:p>
      <text:p text:style-name="Standard">- Invader::moveAlongTrajectory - static consts are bad here (you don't want static lifetime, just constness)</text:p>
      <text:p text:style-name="Standard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p>
      <text:p text:style-name="Standard">- this-&gt;position_counter++; - prefer prefix to postfix increment/decrement: ++position_counter - this is a small change but has complex motivation behind (not just optimization), I will explain it on the next meeting</text:p>
      <text:p text:style-name="Standard">- InvaderShip::InvaderShip, PlayerShip::PlayerShip - prefer member init list to assignments in constructor ()</text:p>
      <text:p text:style-name="Standard"><text:s text:c="3"/>if(framerate != 0){distance = this-&gt;speed/framerate;}</text:p>
      <text:p text:style-name="Standard"><text:s text:c="3"/>else{return;}</text:p>
      <text:p text:style-name="Standard"><text:soft-page-break/>This code has unnecessary complexity. If you place if (framerate == 0) first, then you can return immediately and also define distance variable after the if, reducing its scope and having one less {}.</text:p>
      <text:p text:style-name="Standard">- update direction - you have if, else if and no final else statement - it is possible that neither is matched? I think no, therefore you can simply if+elseif to just if+else</text:p>
      <text:p text:style-name="Standard"><text:s text:c="7"/>case ItemDirection::LEFT:</text:p>
      <text:p text:style-name="Standard"><text:s text:c="7"/>this-&gt;sprite.move(distance * (-1.f),0.f);</text:p>
      <text:p text:style-name="Standard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Standard"><text:tab/><text:tab/><text:tab/>// PlayerShip::moveAlongTrajectory</text:p>
      <text:p text:style-name="Standard"><text:tab/><text:tab/><text:tab/>if((position.x + distance + rectangle.width) &lt; (this-&gt;def_x + this-&gt;limit_x))</text:p>
      <text:p text:style-name="Standard"><text:s text:c="11"/>{</text:p>
      <text:p text:style-name="Standard"><text:s text:c="15"/>this-&gt;sprite.move(distance,0.f);</text:p>
      <text:p text:style-name="Standard"><text:tab/><text:tab/><text:tab/>}</text:p>
      <text:p text:style-name="Standard">This can move the ship outside the screen if distance is higer than the difference between current pos and max pos. Needs std::max.</text:p>
      <text:p text:style-name="Standard">Canvas</text:p>
      <text:p text:style-name="Standard">- don't use so-called hungarian notation</text:p>
      <text:p text:style-name="Standard">- naming: use nouns for objects and types, verbs for functions. "eventExecutor" is a bad name for a function. executeEvent or handleEvent is much better.</text:p>
      <text:p text:style-name="Standard"><text:s text:c="3"/>// window title and game name</text:p>
      <text:p text:style-name="Standard"><text:s text:c="3"/>static const sf::String title = "Space Invaders";</text:p>
      <text:p text:style-name="Standard">There is a saying "if you need a comment to explain a variable name, use a better name". In this case game_title or window_title would be much better.</text:p>
      <text:p text:style-name="Standard"><text:s text:c="3"/>static const int game_event_tick_ms = 50;</text:p>
      <text:p text:style-name="Standard">I recommend strong typing here. SFML and C++ standard library both have types for specific time units.</text:p>
      <text:p text:style-name="Standard"><text:s text:c="3"/>this-&gt;p_window <text:s/>= new sf::RenderWindow(sf::VideoMode(width, height), title);</text:p>
      <text:p text:style-name="Standard"><text:s text:c="3"/>this-&gt;player <text:s text:c="3"/>= new PlayerShip(...)</text:p>
      <text:p text:style-name="Standard"><text:tab/>this-&gt;p_graphic_thread <text:s text:c="3"/>= new std::thread(&amp;Canvas::graphicThreadHandler,this);</text:p>
      <text:p text:style-name="Standard"><text:s text:c="3"/>this-&gt;p_game_event_thread = new std::thread(&amp;Canvas::gameEventGenerator,this);</text:p>
      <text:p text:style-name="Standard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Standard">2) You don't need threads for this project and I advice not to use them. They complicate a lot and C++ has lot of thread-specific features.</text:p>
      <text:p text:style-name="Standard"><text:tab/><text:tab/>sf::Event event;</text:p>
      <text:p text:style-name="Standard"><text:s text:c="7"/>bool stat = true;</text:p>
      <text:p text:style-name="Standard"><text:s text:c="7"/>while(stat == true)</text:p>
      <text:p text:style-name="Standard"><text:s text:c="7"/>{</text:p>
      <text:p text:style-name="Standard"><text:s text:c="11"/>stat = this-&gt;p_window-&gt;pollEvent(event);</text:p>
      <text:p text:style-name="Standard"><text:soft-page-break/><text:s text:c="11"/>if(stat == true){this-&gt;eventExecutor(event);}</text:p>
      <text:p text:style-name="Standard"><text:s text:c="7"/>}</text:p>
      <text:p text:style-name="Standard">I don't know how you managed to complicate this code:</text:p>
      <text:p text:style-name="Standard">- stat == true is unnecessary as stat is already of type bool, you don't need to compare bool with bool to produce a bool object for if/while/for</text:p>
      <text:p text:style-name="Standard">- the stat is already returned by the pollEvent function - you don't need the variable if you place it directly in the loop condition:</text:p>
      <text:p text:style-name="Standard"><text:s text:c="7"/>sf::Event event;</text:p>
      <text:p text:style-name="Standard"><text:s text:c="7"/>while (window.pollEvent(event))</text:p>
      <text:p text:style-name="Standard"><text:tab/><text:tab/>{</text:p>
      <text:p text:style-name="Standard"><text:tab/><text:tab/> <text:s text:c="3"/>eventExecutor(event);</text:p>
      <text:p text:style-name="Standard"><text:tab/><text:tab/>}</text:p>
      <text:p text:style-name="Standard"><text:tab/><text:tab/>std::this_thread::sleep_for(std::chrono::milliseconds(game_event_tick_ms));</text:p>
      <text:p text:style-name="Standard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Standard"><text:s text:c="3"/>for(auto i = 0; i &lt; this-&gt;enemies.size(); i++)</text:p>
      <text:p text:style-name="Standard"><text:s text:c="3"/>{</text:p>
      <text:p text:style-name="Standard"><text:s text:c="7"/>if(this-&gt;enemies[i].isVisible() == true){this-&gt;p_window-&gt;draw(this-&gt;enemies[i].getSprite());}</text:p>
      <text:p text:style-name="Standard"><text:s text:c="3"/>}</text:p>
      <text:p text:style-name="P2">1) prefer range-based loops (they automatically call begind()/end() and do not require index variable): for (Invader&amp; enemy : enemies)</text:p>
      <text:p text:style-name="Standard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p>
      <text:p text:style-name="Standard"><text:s text:c="3"/>static uint32_t counter = 0; </text:p>
      <text:p text:style-name="Standard">This should be a member variable, not static. Same for player_reload.</text:p>
      <text:p text:style-name="Standard"><text:s text:c="3"/>auto index = rand() % this-&gt;enemies.size();</text:p>
      <text:p text:style-name="Standard">Watch https://learn.microsoft.com/en-us/events/goingnative-2013/rand-considered-harmful</text:p>
      <text:p text:style-name="Standard"><text:s text:c="7"/>Shell shell(x,y,default_shell_speed,shell_type); <text:s text:c="3"/></text:p>
      <text:p text:style-name="Standard"><text:s text:c="7"/>this-&gt;bullets.push_back(shell);</text:p>
      <text:p text:style-name="Standard">This is a small detail but you can construct an object inside the vector (instead of move/cope) and do this in one line: bullets.emplace_back(x, y, default_shell_speed, shell_type);.</text:p>
      <text:p text:style-name="Standard">Main</text:p>
      <text:p text:style-name="Standard">- unnecessary include iostream, same in canvas.c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0:45:19.493958555</meta:creation-date>
    <dc:date>2024-01-22T22:17:56.149569849</dc:date>
    <meta:editing-duration>PT1H32M35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3" meta:paragraph-count="84" meta:word-count="961" meta:character-count="6913" meta:non-whitespace-character-count="5829"/>
  </office:meta>
</office:document-meta>
</file>